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2.776cm"/>
    </style:style>
    <style:style style:name="co3" style:family="table-column">
      <style:table-column-properties fo:break-before="auto" style:column-width="6.844cm"/>
    </style:style>
    <style:style style:name="co4" style:family="table-column">
      <style:table-column-properties fo:break-before="auto" style:column-width="8.91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destination</text:p>
          </table:table-cell>
          <table:table-cell table:style-name="ce1" office:value-type="string" calcext:value-type="string">
            <text:p>label</text:p>
          </table:table-cell>
          <table:table-cell table:style-name="ce8" office:value-type="string" calcext:value-type="string">
            <text:p>dcterms:language ^^valuesuggest:lc:iso6392</text:p>
          </table:table-cell>
        </table:table-row>
        <table:table-row table:style-name="ro1">
          <table:table-cell table:number-columns-repeated="2" office:value-type="string" calcext:value-type="string">
            <text:p>cpf</text:p>
          </table:table-cell>
          <table:table-cell office:value-type="string" calcext:value-type="string">
            <text:p>Créoles et pidgins basés sur le français</text:p>
          </table:table-cell>
          <table:table-cell table:formula="of:= IF(ISERROR(FIND(&quot;|&quot;; [.B2])); [.B2] &amp; &quot; &quot; &amp; [.C2]; &quot;&quot;)" office:value-type="string" office:string-value="cpf Créoles et pidgins basés sur le français" calcext:value-type="string">
            <text:p>cpf Créoles et pidgins basés sur le français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Allemand</text:p>
          </table:table-cell>
          <table:table-cell table:formula="of:= IF(ISERROR(FIND(&quot;|&quot;; [.B3])); [.B3] &amp; &quot; &quot; &amp; [.C3]; &quot;&quot;)" office:value-type="string" office:string-value="deu Allemand" calcext:value-type="string">
            <text:p>deu Allemand</text:p>
          </table:table-cell>
        </table:table-row>
        <table:table-row table:style-name="ro1">
          <table:table-cell office:value-type="string" calcext:value-type="string">
            <text:p>Dk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Danois</text:p>
          </table:table-cell>
          <table:table-cell table:formula="of:= IF(ISERROR(FIND(&quot;|&quot;; [.B4])); [.B4] &amp; &quot; &quot; &amp; [.C4]; &quot;&quot;)" office:value-type="string" office:string-value="dan Danois" calcext:value-type="string">
            <text:p>dan Danois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Anglais</text:p>
          </table:table-cell>
          <table:table-cell table:formula="of:= IF(ISERROR(FIND(&quot;|&quot;; [.B5])); [.B5] &amp; &quot; &quot; &amp; [.C5]; &quot;&quot;)" office:value-type="string" office:string-value="eng Anglais" calcext:value-type="string">
            <text:p>eng Anglais</text:p>
          </table:table-cell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spa</text:p>
          </table:table-cell>
          <table:table-cell office:value-type="string" calcext:value-type="string">
            <text:p>Espagnol</text:p>
          </table:table-cell>
          <table:table-cell table:formula="of:= IF(ISERROR(FIND(&quot;|&quot;; [.B6])); [.B6] &amp; &quot; &quot; &amp; [.C6]; &quot;&quot;)" office:value-type="string" office:string-value="spa Espagnol" calcext:value-type="string">
            <text:p>spa Espagnol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rançais</text:p>
          </table:table-cell>
          <table:table-cell table:formula="of:= IF(ISERROR(FIND(&quot;|&quot;; [.B7])); [.B7] &amp; &quot; &quot; &amp; [.C7]; &quot;&quot;)" office:value-type="string" office:string-value="fra Français" calcext:value-type="string">
            <text:p>fra Français</text:p>
          </table:table-cell>
        </table:table-row>
        <table:table-row table:style-name="ro1">
          <table:table-cell table:style-name="ce3" office:value-type="string" calcext:value-type="string">
            <text:p>Fr + lat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ra Français</text:p>
          </table:table-cell>
        </table:table-row>
        <table:table-row table:style-name="ro1">
          <table:table-cell table:style-name="ce5" office:value-type="string" calcext:value-type="string">
            <text:p>Fr + lat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lat Latin</text:p>
          </table:table-cell>
        </table:table-row>
        <table:table-row table:style-name="ro1">
          <table:table-cell office:value-type="string" calcext:value-type="string">
            <text:p>Fro</text:p>
          </table:table-cell>
          <table:table-cell office:value-type="string" calcext:value-type="string">
            <text:p>fro</text:p>
          </table:table-cell>
          <table:table-cell office:value-type="string" calcext:value-type="string">
            <text:p>Français ancien</text:p>
          </table:table-cell>
          <table:table-cell table:formula="of:= IF(ISERROR(FIND(&quot;|&quot;; [.B10])); [.B10] &amp; &quot; &quot; &amp; [.C10]; &quot;&quot;)" office:value-type="string" office:string-value="fro Français ancien" calcext:value-type="string">
            <text:p>fro Français ancien</text:p>
          </table:table-cell>
        </table:table-row>
        <table:table-row table:style-name="ro1">
          <table:table-cell office:value-type="string" calcext:value-type="string">
            <text:p>ger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Allemand</text:p>
          </table:table-cell>
          <table:table-cell table:formula="of:= IF(ISERROR(FIND(&quot;|&quot;; [.B11])); [.B11] &amp; &quot; &quot; &amp; [.C11]; &quot;&quot;)" office:value-type="string" office:string-value="deu Allemand" calcext:value-type="string">
            <text:p>deu Allemand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Italien</text:p>
          </table:table-cell>
          <table:table-cell table:formula="of:= IF(ISERROR(FIND(&quot;|&quot;; [.B12])); [.B12] &amp; &quot; &quot; &amp; [.C12]; &quot;&quot;)" office:value-type="string" office:string-value="ita Italien" calcext:value-type="string">
            <text:p>ita Italien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atin</text:p>
          </table:table-cell>
          <table:table-cell table:formula="of:= IF(ISERROR(FIND(&quot;|&quot;; [.B13])); [.B13] &amp; &quot; &quot; &amp; [.C13]; &quot;&quot;)" office:value-type="string" office:string-value="lat Latin" calcext:value-type="string">
            <text:p>lat Latin</text:p>
          </table:table-cell>
        </table:table-row>
        <table:table-row table:style-name="ro1">
          <table:table-cell office:value-type="string" calcext:value-type="string">
            <text:p>Lat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atin</text:p>
          </table:table-cell>
          <table:table-cell table:formula="of:= IF(ISERROR(FIND(&quot;|&quot;; [.B14])); [.B14] &amp; &quot; &quot; &amp; [.C14]; &quot;&quot;)" office:value-type="string" office:string-value="lat Latin" calcext:value-type="string">
            <text:p>lat Latin</text:p>
          </table:table-cell>
        </table:table-row>
        <table:table-row table:style-name="ro1">
          <table:table-cell office:value-type="string" calcext:value-type="string">
            <text:p>Nah</text:p>
          </table:table-cell>
          <table:table-cell office:value-type="string" calcext:value-type="string">
            <text:p>nah</text:p>
          </table:table-cell>
          <table:table-cell office:value-type="string" calcext:value-type="string">
            <text:p>Langues nahuatl</text:p>
          </table:table-cell>
          <table:table-cell table:formula="of:= IF(ISERROR(FIND(&quot;|&quot;; [.B15])); [.B15] &amp; &quot; &quot; &amp; [.C15]; &quot;&quot;)" office:value-type="string" office:string-value="nah Langues nahuatl" calcext:value-type="string">
            <text:p>nah Langues nahuatl</text:p>
          </table:table-cell>
        </table:table-row>
        <table:table-row table:style-name="ro1">
          <table:table-cell office:value-type="string" calcext:value-type="string">
            <text:p>nl</text:p>
          </table:table-cell>
          <table:table-cell office:value-type="string" calcext:value-type="string">
            <text:p>nld</text:p>
          </table:table-cell>
          <table:table-cell office:value-type="string" calcext:value-type="string">
            <text:p>Néerlandais</text:p>
          </table:table-cell>
          <table:table-cell table:formula="of:= IF(ISERROR(FIND(&quot;|&quot;; [.B16])); [.B16] &amp; &quot; &quot; &amp; [.C16]; &quot;&quot;)" office:value-type="string" office:string-value="nld Néerlandais" calcext:value-type="string">
            <text:p>nld Néerlandais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tugais</text:p>
          </table:table-cell>
          <table:table-cell table:formula="of:= IF(ISERROR(FIND(&quot;|&quot;; [.B17])); [.B17] &amp; &quot; &quot; &amp; [.C17]; &quot;&quot;)" office:value-type="string" office:string-value="por Portugais" calcext:value-type="string">
            <text:p>por Portugais</text:p>
          </table:table-cell>
        </table:table-row>
        <table:table-row table:style-name="ro1">
          <table:table-cell office:value-type="string" calcext:value-type="string">
            <text:p>pt-BR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tugais brésilien</text:p>
          </table:table-cell>
          <table:table-cell table:formula="of:= IF(ISERROR(FIND(&quot;|&quot;; [.B18])); [.B18] &amp; &quot; &quot; &amp; [.C18]; &quot;&quot;)" office:value-type="string" office:string-value="por Portugais brésilien" calcext:value-type="string">
            <text:p>por Portugais brésilien</text:p>
          </table:table-cell>
        </table:table-row>
        <table:table-row table:style-name="ro1">
          <table:table-cell office:value-type="string" calcext:value-type="string">
            <text:p>Sai</text:p>
          </table:table-cell>
          <table:table-cell office:value-type="string" calcext:value-type="string">
            <text:p>sai</text:p>
          </table:table-cell>
          <table:table-cell office:value-type="string" calcext:value-type="string">
            <text:p>Langues indiennes d’Amérique du Sud</text:p>
          </table:table-cell>
          <table:table-cell table:formula="of:= IF(ISERROR(FIND(&quot;|&quot;; [.B19])); [.B19] &amp; &quot; &quot; &amp; [.C19]; &quot;&quot;)" office:value-type="string" office:string-value="sai Langues indiennes d’Amérique du Sud" calcext:value-type="string">
            <text:p>sai Langues indiennes d’Amérique du Sud</text:p>
          </table:table-cell>
        </table:table-row>
        <table:table-row table:style-name="ro1">
          <table:table-cell office:value-type="string" calcext:value-type="string">
            <text:p>Spa</text:p>
          </table:table-cell>
          <table:table-cell office:value-type="string" calcext:value-type="string">
            <text:p>spa</text:p>
          </table:table-cell>
          <table:table-cell office:value-type="string" calcext:value-type="string">
            <text:p>Espagnol</text:p>
          </table:table-cell>
          <table:table-cell table:formula="of:= IF(ISERROR(FIND(&quot;|&quot;; [.B20])); [.B20] &amp; &quot; &quot; &amp; [.C20]; &quot;&quot;)" office:value-type="string" office:string-value="spa Espagnol" calcext:value-type="string">
            <text:p>spa Espagnol</text:p>
          </table:table-cell>
        </table:table-row>
      </table:table>
      <table:named-expressions/>
      <table:database-ranges>
        <table:database-range table:name="__Anonymous_Sheet_DB__0" table:target-range-address="Feuille1.A1:Feuille1.D20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Heading" style:family="table-cell" style:parent-style-name="Default"/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6">00/00/0000</text:date>, <text:time style:data-style-name="N2" text:time-value="14:08:10.7374721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niel Berthereau</meta:initial-creator>
    <meta:creation-date>2021-05-15T08:47:19.633668309</meta:creation-date>
    <dc:date>2021-09-06T16:19:39.375356797</dc:date>
    <dc:creator>Daniel Berthereau</dc:creator>
    <meta:editing-duration>PT7H52M19S</meta:editing-duration>
    <meta:editing-cycles>11</meta:editing-cycles>
    <meta:generator>LibreOffice/7.2.0.4$Linux_X86_64 LibreOffice_project/20$Build-4</meta:generator>
    <meta:document-statistic meta:table-count="1" meta:cell-count="80" meta:object-count="0"/>
  </office:meta>
</office:document-meta>
</file>